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0.039cm double #000000" style:border-line-width-bottom="0.002cm 0.035cm 0.002cm" fo:border-left="none" fo:border-right="none" fo:border-top="none"/>
    </style:style>
  </office:automatic-styles>
  <office:body>
    <office:spreadsheet>
      <table:table table:name="Leh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style-name="ce1" office:value-type="float" office:value="123">
            <text:p>123</text:p>
          </table:table-cell>
          <table:table-cell office:value-type="string">
            <text:p>&lt;- 123 on a single li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float" office:value="123">
            <text:p>123</text:p>
          </table:table-cell>
          <table:table-cell office:value-type="string">
            <text:p>&lt;- 123 on a doubled li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float" office:value="123">
            <text:p>123</text:p>
          </table:table-cell>
          <table:table-cell office:value-type="string">
            <text:p>&lt;- 123 on a single lin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Re-created with a SRC680m95</text:p>
          </table:table-cell>
          <table:table-cell/>
        </table:table-row>
      </table:table>
      <table:table table:name="Leh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h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t" fo:country="EE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4-21">21.04.2005</text:date>, <text:time>15:02:10</text:time></text:p>
        </style:region-right>
      </style:header>
      <style:header-left style:display="false"/>
      <style:footer>
        <text:p>Lehekül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95$Build-8900</meta:generator>
    <meta:initial-creator>Ain Vagula</meta:initial-creator>
    <meta:creation-date>2005-01-23T12:10:31</meta:creation-date>
    <dc:creator>Jörg Sievers</dc:creator>
    <dc:date>2005-04-21T15:02:10</dc:date>
    <dc:language>et-EE</dc:language>
    <meta:editing-cycles>4</meta:editing-cycles>
    <meta:editing-duration>PT2M31S</meta:editing-duration>
    <meta:user-defined meta:name="Info 1"/>
    <meta:user-defined meta:name="Info 2"/>
    <meta:user-defined meta:name="Info 3"/>
    <meta:user-defined meta:name="Info 4"/>
    <meta:document-statistic meta:table-count="3" meta:cell-count="7"/>
  </office:meta>
</office:document-meta>
</file>